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10-0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16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27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17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23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24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27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30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11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12-13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2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23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1368" calcext:value-type="float">
            <text:p>9.4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22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14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23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28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2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0264" calcext:value-type="float">
            <text:p>8.9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2832" calcext:value-type="float">
            <text:p>8.9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6192" calcext:value-type="float">
            <text:p>9.1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15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15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03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22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21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8928" calcext:value-type="float">
            <text:p>8.9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6232" calcext:value-type="float">
            <text:p>9.4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18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0024" calcext:value-type="float">
            <text:p>9.5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562372413793" calcext:value-type="float">
            <text:p>9.64562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0224" calcext:value-type="float">
            <text:p>9.92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49536" calcext:value-type="float">
            <text:p>9.86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40064" calcext:value-type="float">
            <text:p>9.754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15093333333" calcext:value-type="float">
            <text:p>9.835150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16567741936" calcext:value-type="float">
            <text:p>9.3511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75535483871" calcext:value-type="float">
            <text:p>9.1407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696293333333" calcext:value-type="float">
            <text:p>9.3469629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660258064516" calcext:value-type="float">
            <text:p>9.1966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01192" calcext:value-type="float">
            <text:p>8.98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13946666667" calcext:value-type="float">
            <text:p>8.668139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7584" calcext:value-type="float">
            <text:p>9.29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856851612903" calcext:value-type="float">
            <text:p>9.53856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003793548387" calcext:value-type="float">
            <text:p>9.30003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02986666667" calcext:value-type="float">
            <text:p>9.366029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19664516129" calcext:value-type="float">
            <text:p>8.7631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2136" calcext:value-type="float">
            <text:p>8.51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609729032258" calcext:value-type="float">
            <text:p>9.3160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845885714286" calcext:value-type="float">
            <text:p>9.65845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585574193548" calcext:value-type="float">
            <text:p>9.6858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337238709678" calcext:value-type="float">
            <text:p>9.83337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84772413793" calcext:value-type="float">
            <text:p>9.659847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277729032258" calcext:value-type="float">
            <text:p>9.42277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310266666667" calcext:value-type="float">
            <text:p>9.92310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042451612903" calcext:value-type="float">
            <text:p>9.9104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085909677419" calcext:value-type="float">
            <text:p>9.3808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91048" calcext:value-type="float">
            <text:p>9.44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05496774194" calcext:value-type="float">
            <text:p>9.6370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385786666667" calcext:value-type="float">
            <text:p>9.513857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361341935484" calcext:value-type="float">
            <text:p>9.80361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317457142857" calcext:value-type="float">
            <text:p>9.83317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746916129032" calcext:value-type="float">
            <text:p>9.83746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34826666667" calcext:value-type="float">
            <text:p>9.805348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9712" calcext:value-type="float">
            <text:p>9.57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054683870968" calcext:value-type="float">
            <text:p>9.3405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9584" calcext:value-type="float">
            <text:p>9.87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85032258065" calcext:value-type="float">
            <text:p>9.8268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3888516129" calcext:value-type="float">
            <text:p>10.19388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4576" calcext:value-type="float">
            <text:p>9.96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55456" calcext:value-type="float">
            <text:p>9.77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108619354839" calcext:value-type="float">
            <text:p>9.6410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09006451613" calcext:value-type="float">
            <text:p>9.6310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997973333333" calcext:value-type="float">
            <text:p>9.709979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4928" calcext:value-type="float">
            <text:p>9.75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421909677419" calcext:value-type="float">
            <text:p>9.5942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7784" calcext:value-type="float">
            <text:p>9.70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575148387097" calcext:value-type="float">
            <text:p>9.7857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421858064516" calcext:value-type="float">
            <text:p>9.9342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7965333333" calcext:value-type="float">
            <text:p>10.2507965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17948387097" calcext:value-type="float">
            <text:p>10.1817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6208" calcext:value-type="float">
            <text:p>10.021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80016" calcext:value-type="float">
            <text:p>9.868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638896551724" calcext:value-type="float">
            <text:p>9.996388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23215483871" calcext:value-type="float">
            <text:p>9.92232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38134193548" calcext:value-type="float">
            <text:p>10.13381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1572" calcext:value-type="float">
            <text:p>10.29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78557419355" calcext:value-type="float">
            <text:p>10.44785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28392" calcext:value-type="float">
            <text:p>10.42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11576" calcext:value-type="float">
            <text:p>10.48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60572903226" calcext:value-type="float">
            <text:p>10.26605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3533793103" calcext:value-type="float">
            <text:p>10.158353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22516129032" calcext:value-type="float">
            <text:p>10.272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97152" calcext:value-type="float">
            <text:p>10.31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4781935484" calcext:value-type="float">
            <text:p>10.11047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6022857143" calcext:value-type="float">
            <text:p>10.11660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53210322581" calcext:value-type="float">
            <text:p>10.135321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23615483871" calcext:value-type="float">
            <text:p>10.2423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222" calcext:value-type="float">
            <text:p>10.14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75517419355" calcext:value-type="float">
            <text:p>10.04755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27514482759" calcext:value-type="float">
            <text:p>10.242751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26325333333" calcext:value-type="float">
            <text:p>10.4626325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6744" calcext:value-type="float">
            <text:p>10.0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65472" calcext:value-type="float">
            <text:p>9.35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661987096774" calcext:value-type="float">
            <text:p>9.23661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55688" calcext:value-type="float">
            <text:p>9.60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07770322581" calcext:value-type="float">
            <text:p>10.1007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7874" calcext:value-type="float">
            <text:p>10.167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98458666667" calcext:value-type="float">
            <text:p>10.1798458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5876129032" calcext:value-type="float">
            <text:p>10.2935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98448" calcext:value-type="float">
            <text:p>10.28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03458666667" calcext:value-type="float">
            <text:p>10.3703458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0266666667" calcext:value-type="float">
            <text:p>10.5850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46205714286" calcext:value-type="float">
            <text:p>10.73462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28451612903" calcext:value-type="float">
            <text:p>10.432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14912" calcext:value-type="float">
            <text:p>10.05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815148387097" calcext:value-type="float">
            <text:p>9.93815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23928" calcext:value-type="float">
            <text:p>10.10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35068387097" calcext:value-type="float">
            <text:p>10.16350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32461935484" calcext:value-type="float">
            <text:p>10.41324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7109677419" calcext:value-type="float">
            <text:p>10.567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68931428571" calcext:value-type="float">
            <text:p>10.55689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17194482759" calcext:value-type="float">
            <text:p>10.62171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28459259259" calcext:value-type="float">
            <text:p>10.82284592592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17708387097" calcext:value-type="float">
            <text:p>10.7517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43528" calcext:value-type="float">
            <text:p>10.54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2573333333" calcext:value-type="float">
            <text:p>10.22925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0242758621" calcext:value-type="float">
            <text:p>10.271024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35980689655" calcext:value-type="float">
            <text:p>10.193598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61785714286" calcext:value-type="float">
            <text:p>10.24617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0979862069" calcext:value-type="float">
            <text:p>10.230979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34498461539" calcext:value-type="float">
            <text:p>10.1934498461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949184" calcext:value-type="float">
            <text:p>10.23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60747692308" calcext:value-type="float">
            <text:p>10.426074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6423" calcext:value-type="float">
            <text:p>10.4964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40175384615" calcext:value-type="float">
            <text:p>10.144017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056092307692" calcext:value-type="float">
            <text:p>9.880560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379015384615" calcext:value-type="float">
            <text:p>9.633790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984914285714" calcext:value-type="float">
            <text:p>9.56984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31748571429" calcext:value-type="float">
            <text:p>10.05317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1984" calcext:value-type="float">
            <text:p>10.0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44068571429" calcext:value-type="float">
            <text:p>10.00440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0011428571" calcext:value-type="float">
            <text:p>10.02400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8768" calcext:value-type="float">
            <text:p>11.4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9524" calcext:value-type="float">
            <text:p>10.66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23548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070" meta:object-count="0"/>
    <meta:user-defined meta:name="AppVersion">3.0</meta:user-defined>
  </office:meta>
</office:document-meta>
</file>